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9000001871DACAD7352AD00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994750" draw:marker-start-width="0.35cm" draw:marker-end-width="0.35cm" draw:fill="none" draw:textarea-horizontal-align="justify" draw:textarea-vertical-align="middle" draw:auto-grow-height="false" fo:min-height="0.812cm" fo:min-width="1.62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4750" draw:marker-start-width="0.35cm" draw:marker-end-width="0.35cm" draw:fill="none" draw:textarea-horizontal-align="justify" draw:textarea-vertical-align="middle" draw:auto-grow-height="false" fo:min-height="0.712cm" fo:min-width="1.522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9.696cm" svg:x="0.103cm" svg:y="3.09cm">
          <draw:image xlink:href="Pictures/1000000000000469000001871DACAD7352AD009D.png" xlink:type="simple" xlink:show="embed" xlink:actuate="onLoad" draw:mime-type="image/png">
            <text:p/>
          </draw:image>
        </draw:frame>
        <draw:custom-shape draw:style-name="gr2" draw:text-style-name="P2" draw:layer="layout" svg:width="3cm" svg:height="1.5cm" svg:x="0.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1.5cm" svg:x="3.2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1.5cm" svg:x="6.2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31cm" svg:height="0.962cm" svg:x="1.2cm" svg:y="7.1cm">
          <draw:text-box>
            <text:p>1.</text:p>
          </draw:text-box>
        </draw:frame>
        <draw:frame draw:style-name="gr4" draw:text-style-name="P3" draw:layer="layout" svg:width="1.031cm" svg:height="0.962cm" svg:x="4.269cm" svg:y="7.138cm">
          <draw:text-box>
            <text:p>2.</text:p>
          </draw:text-box>
        </draw:frame>
        <draw:frame draw:style-name="gr4" draw:text-style-name="P3" draw:layer="layout" svg:width="1.031cm" svg:height="0.962cm" svg:x="7.2cm" svg:y="7.1cm">
          <draw:text-box>
            <text:p>3.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örn Stegmeier</meta:initial-creator>
    <meta:creation-date>2021-02-12T15:29:32.998491518</meta:creation-date>
    <meta:editing-cycles>1</meta:editing-cycles>
    <meta:editing-duration>PT15M32S</meta:editing-duration>
    <dc:date>2021-02-12T15:55:15.369366823</dc:date>
    <dc:creator>Jörn Stegmeier</dc:creator>
    <meta:document-statistic meta:object-count="30"/>
    <meta:generator>LibreOffice/7.0.3.1$Linux_X86_64 LibreOffice_project/00$Build-1</meta:generator>
  </office:meta>
</office:document-meta>
</file>